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a0" fo:font-style="italic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0000a0" fo:font-style="italic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0000a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Projektleiter Daniel</text:span></text:p>
      <text:p text:style-name="P1"><text:span text:style-name="T1"/></text:p>
      <text:p text:style-name="P1"><text:span text:style-name="T1">Wie funktioniert die Delphi-Methode?Wie funktioniert die informelle Expertenschätzung?</text:span></text:p>
      <text:p text:style-name="P2"><draw:frame text:anchor-type="as-char" svg:width="126.37mm" svg:height="95.89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27.00mm" svg:height="97.37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26.79mm" svg:height="96.10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>Beschreiben Sie das Drei-Punkt-Schätzverfahren.</text:span></text:p>
      <text:p text:style-name="P4"><draw:frame text:anchor-type="as-char" svg:width="127.64mm" svg:height="96.31mm" style:rel-width="scale" style:rel-height="scale"><draw:object-ole xlink:href="OleObj4"/><draw:image xlink:href="ObjectReplacements/OleObj4"/></draw:frame><text:span text:style-name="T1"/></text:p>
      <text:p text:style-name="P4"><draw:frame text:anchor-type="as-char" svg:width="127.42mm" svg:height="95.67mm" style:rel-width="scale" style:rel-height="scale"><draw:object-ole xlink:href="OleObj5"/><draw:image xlink:href="ObjectReplacements/OleObj5"/></draw:frame><text:span text:style-name="T1"/></text:p>
      <text:p text:style-name="P4"><text:span text:style-name="T1"/></text:p>
      <text:p text:style-name="P4"><draw:frame text:anchor-type="as-char" svg:width="127.21mm" svg:height="96.52mm" style:rel-width="scale" style:rel-height="scale"><draw:object-ole xlink:href="OleObj6"/><draw:image xlink:href="ObjectReplacements/OleObj6"/></draw:frame><text:span text:style-name="T1"/></text:p>
      <text:p text:style-name="P4"><draw:frame text:anchor-type="as-char" svg:width="127.85mm" svg:height="96.31mm" style:rel-width="scale" style:rel-height="scale"><draw:object-ole xlink:href="OleObj7"/><draw:image xlink:href="ObjectReplacements/OleObj7"/></draw:frame><text:span text:style-name="T1"/></text:p>
      <text:p text:style-name="P4"><text:span text:style-name="T1"/></text:p>
      <text:p text:style-name="P5"><text:span text:style-name="T1"/></text:p>
      <text:p text:style-name="P5"><text:span text:style-name="T1"/></text:p>
      <text:p text:style-name="P5"><text:span text:style-name="T1">Welche Hauptpunkte werden kontrolliert und überwacht?</text:span></text:p>
      <text:p text:style-name="P6"><draw:frame text:anchor-type="as-char" svg:width="106.47mm" svg:height="81.70mm" style:rel-width="scale" style:rel-height="scale"><draw:object-ole xlink:href="OleObj8"/><draw:image xlink:href="ObjectReplacements/OleObj8"/></draw:frame><text:span text:style-name="T1"/></text:p>
      <text:p text:style-name="P7"><text:span text:style-name="T1"/></text:p>
      <text:p text:style-name="P7"><text:span text:style-name="T1">Welche Bedeutung hat die Erfassung des tatsächlichen Aufwands?</text:span></text:p>
      <text:p text:style-name="P7"><text:span text:style-name="T1"/></text:p>
      <text:p text:style-name="P8"><draw:frame text:anchor-type="as-char" svg:width="106.05mm" svg:height="80.01mm" style:rel-width="scale" style:rel-height="scale"><draw:object-ole xlink:href="OleObj9"/><draw:image xlink:href="ObjectReplacements/OleObj9"/></draw:frame><text:span text:style-name="T1"/></text:p>
      <text:p text:style-name="P8"><draw:frame text:anchor-type="as-char" svg:width="109.86mm" svg:height="81.49mm" style:rel-width="scale" style:rel-height="scale"><draw:object-ole xlink:href="OleObj10"/><draw:image xlink:href="ObjectReplacements/OleObj10"/></draw:frame><text:span text:style-name="T1"/></text:p>
      <text:p text:style-name="P8"><text:span text:style-name="T1"/></text:p>
      <text:p text:style-name="P9"><text:span text:style-name="T1"/></text:p>
      <text:p text:style-name="P9"><text:span text:style-name="T1">Was ist die<text:s/></text:span><text:span text:style-name="T2">„Earned Value Analyse“?</text:span></text:p>
      <text:p text:style-name="P10"><draw:frame text:anchor-type="as-char" svg:width="107.32mm" svg:height="81.70mm" style:rel-width="scale" style:rel-height="scale"><draw:object-ole xlink:href="OleObj11"/><draw:image xlink:href="ObjectReplacements/OleObj11"/></draw:frame><text:span text:style-name="T2"/></text:p>
      <text:p text:style-name="P10"><text:span text:style-name="T3">weiterhin PM_04_Steuerung.pdf ab Folie 11</text:span><text:span text:style-name="T4"><text:tab/></text:span><text:span text:style-name="T5"/></text:p>
      <text:p text:style-name="P11"><text:span text:style-name="T6"/></text:p>
      <text:p text:style-name="P11"><text:span text:style-name="T6"/></text:p>
      <text:p text:style-name="P11"><text:span text:style-name="T6">Was sind die Gr</text:span><text:span text:style-name="T7">ößen des<text:s/></text:span><text:span text:style-name="T8">„Teufelsquadrats“?</text:span></text:p>
      <text:p text:style-name="P12"><draw:frame text:anchor-type="as-char" svg:width="108.80mm" svg:height="80.86mm" style:rel-width="scale" style:rel-height="scale"><draw:object-ole xlink:href="OleObj12"/><draw:image xlink:href="ObjectReplacements/OleObj12"/></draw:frame><text:span text:style-name="T8"/></text:p>
      <text:p text:style-name="P12"><text:span text:style-name="T8"/></text:p>
      <text:p text:style-name="P13"><text:span text:style-name="T8"/></text:p>
      <text:p text:style-name="P13"><text:span text:style-name="T8"/></text:p>
      <text:p text:style-name="P13"><text:span text:style-name="T8">Beschreiben Sie einen Review-Prozess.</text:span></text:p>
      <text:p text:style-name="P14"><text:span text:style-name="T8"/></text:p>
      <text:p text:style-name="P14"><text:span text:style-name="T8"/></text:p>
      <text:p text:style-name="P14"><draw:frame text:anchor-type="as-char" svg:width="109.64mm" svg:height="81.28mm" style:rel-width="scale" style:rel-height="scale"><draw:object-ole xlink:href="OleObj13"/><draw:image xlink:href="ObjectReplacements/OleObj13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>Wie wichtig ist ein Review und warum?</text:span></text:p>
      <text:p text:style-name="P16"><draw:frame text:anchor-type="as-char" svg:width="107.10mm" svg:height="80.22mm" style:rel-width="scale" style:rel-height="scale"><draw:object-ole xlink:href="OleObj14"/><draw:image xlink:href="ObjectReplacements/OleObj14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>Beschreiben Sie die Vorgehensweise eines Reviews.</text:span></text:p>
      <text:p text:style-name="P17"><draw:frame text:anchor-type="as-char" svg:width="107.53mm" svg:height="81.07mm" style:rel-width="scale" style:rel-height="scale"><draw:object-ole xlink:href="OleObj15"/><draw:image xlink:href="ObjectReplacements/OleObj15"/></draw:frame><text:span text:style-name="T8"/></text:p>
      <text:p text:style-name="P17"><text:span text:style-name="T8"/></text:p>
      <text:p text:style-name="P17"><text:span text:style-name="T8">Welche Rolle spielt die Qualit</text:span><text:span text:style-name="T9">ät in einem Projekt?</text:span></text:p>
      <text:p text:style-name="P18"><text:span text:style-name="T9"/></text:p>
      <text:p text:style-name="P19"><text:span text:style-name="T9"/></text:p>
      <text:p text:style-name="P19"><text:span text:style-name="T9"/></text:p>
      <text:p text:style-name="P19"><text:span text:style-name="T9">Wie wurde die Qualitätssicherung in Ihrem Projekt gewährleistet?</text:span></text:p>
      <text:p text:style-name="P19"><text:span text:style-name="T9"/></text:p>
      <text:p text:style-name="P19"><text:span text:style-name="T10">Individuell zu beantworten</text:span><text:span text:style-name="T11"/></text:p>
      <text:p text:style-name="P19"><text:span text:style-name="T11"/></text:p>
      <text:p text:style-name="P19"><text:span text:style-name="T11">Wurde bei Ihrem Projekt ein Abschlussgespräch geführt? Wie ist es gelaufen? Was kam dabei raus?</text:span></text:p>
      <text:p text:style-name="P19"><text:span text:style-name="T11"/></text:p>
      <text:p text:style-name="P19"><text:span text:style-name="T12">Individuell zu beantworten</text:span><text:span text:style-name="T13"/></text:p>
      <text:p text:style-name="P19"><text:span text:style-name="T13"/></text:p>
      <text:p text:style-name="P19"><text:span text:style-name="T13">Wieso ist ein Projekt-Abschlussgespräch notwendig?</text:span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>Wie<text:s text:c="2"/>war die Teamarbeit in Ihrem Projekt?</text:span></text:p>
      <text:p text:style-name="P19"><text:span text:style-name="T13"/></text:p>
      <text:p text:style-name="P19"><text:span text:style-name="T14">Individuell zu beantworten</text:span><text:span text:style-name="T15"/></text:p>
      <text:p text:style-name="P19"><text:span text:style-name="T15"/></text:p>
      <text:p text:style-name="P19"><text:span text:style-name="T15">Was verstehen Sie unter<text:s/></text:span><text:span text:style-name="T16">„Teamtreue“? Wie war diese bei Ihrem Projekt?</text:span></text:p>
      <text:p text:style-name="P19"><text:span text:style-name="T16"/></text:p>
      <text:p text:style-name="P19"><text:span text:style-name="T17">Individuell zu beantworten</text:span><text:span text:style-name="T18"/></text:p>
      <text:p text:style-name="P19"><text:span text:style-name="T18"/></text:p>
      <text:p text:style-name="P19"><text:span text:style-name="T18">Wie viel Zeit wurde f</text:span><text:span text:style-name="T19">ür die Mitarbeiter einzeln geplant? Wie viel Zeit haben die MA tatsächlich gebraucht? Kommentieren Sie Ihre Aussagen!</text:span></text:p>
      <text:p text:style-name="P19"><text:span text:style-name="T19"/></text:p>
      <text:p text:style-name="P19"><text:span text:style-name="T20">Individuell zu beantworten</text:span><text:span text:style-name="T21"/></text:p>
      <text:p text:style-name="P19"><text:span text:style-name="T21"/></text:p>
      <text:p text:style-name="P19"><text:span text:style-name="T21">Was werden Sie beim nächsten Projekt auf keinen Fall tun?</text:span></text:p>
      <text:p text:style-name="P19"><text:span text:style-name="T21"/></text:p>
      <text:p text:style-name="P19"><text:span text:style-name="T22">Individuell zu beantworten</text:span><text:span text:style-name="T23"/></text:p>
      <text:p text:style-name="P19"><text:span text:style-name="T23"/></text:p>
      <text:p text:style-name="P19"><text:span text:style-name="T23">Was werden Sie beim nächsten Projekt anders machen?</text:span></text:p>
      <text:p text:style-name="P19"><text:span text:style-name="T23"/></text:p>
      <text:p text:style-name="P19"><text:span text:style-name="T24">Individuell zu beantworten</text:span><text:span text:style-name="T25"/></text:p>
      <text:p text:style-name="P19"><text:span text:style-name="T25"/></text:p>
      <text:p text:style-name="P19"><text:span text:style-name="T25">Was war das wertvollste (falls zutrifft), was Sie in diesem Fach gelernt haben?</text:span></text:p>
      <text:p text:style-name="P19"><text:span text:style-name="T25"/></text:p>
      <text:p text:style-name="P19"><text:span text:style-name="T26">Individuell zu beantworten</text:span><text:span text:style-name="T27"/></text:p>
      <text:p text:style-name="P19"><text:span text:style-name="T27"/></text:p>
      <text:p text:style-name="P19"><text:span text:style-name="T27">Wie zufrieden waren Sie mit Ihrem Projektleiter/Team? Nennen Sie Beispiele, die Ihre Aussage unterstützen können.</text:span></text:p>
      <text:p text:style-name="P19"><text:span text:style-name="T27"/></text:p>
      <text:p text:style-name="P19"><text:span text:style-name="T28">Individuell zu beantworten</text:span><text:span text:style-name="T29"/></text:p>
      <text:p text:style-name="P19"><text:span text:style-name="T29"/></text:p>
      <text:p text:style-name="P19"><text:span text:style-name="T29">Wer entscheidet, ob ein Projekt erfolgreich ist?</text:span></text:p>
      <text:p text:style-name="P19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